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Millares" style:data-style-name="N36">
      <style:table-cell-properties style:vertical-align="automatic" fo:background-color="transparent" style:cell-protect="protecte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0.55812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Marcar con una<text:s/><text:span text:style-name="T2">X</text:span><text:s/>los elementos a evaluar en cada una de las entregas (no volver a marcar los ya superados)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Alumno: D./Dª_____ Miguel Ángel Campos Cubillas___________________________________________________________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Item a valorar</text:p>
          </table:table-cell>
          <table:table-cell office:value-type="string" table:style-name="ce2">
            <text:p>Puntuación</text:p>
          </table:table-cell>
          <table:table-cell office:value-type="string" table:style-name="ce3">
            <text:p>Entrega 1</text:p>
          </table:table-cell>
          <table:table-cell office:value-type="string" table:style-name="ce3">
            <text:p>Entrega 2</text:p>
          </table:table-cell>
          <table:table-cell office:value-type="string" table:style-name="ce3">
            <text:p>Entrega 3</text:p>
          </table:table-cell>
          <table:table-cell office:value-type="string" table:style-name="ce3">
            <text:p>Entrega 4</text:p>
          </table:table-cell>
          <table:table-cell office:value-type="string" table:style-name="ce3">
            <text:p>Entrega 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lementos de la práctica 1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Clase Malla3D (implementación correcta)</text:p>
          </table:table-cell>
          <table:table-cell office:value-type="float" office:value="2.5000000000000001E-2" table:style-name="ce2">
            <text:p><text:s/>0,025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ase Cubo (Creación correcta de Geometría y Topología )</text:p>
          </table:table-cell>
          <table:table-cell office:value-type="float" office:value="3.5000000000000003E-2" table:style-name="ce2">
            <text:p><text:s/>0,035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ase Tetraedro (Creación correcta de Geometría y Topología)</text:p>
          </table:table-cell>
          <table:table-cell office:value-type="float" office:value="2.5000000000000001E-2" table:style-name="ce2">
            <text:p><text:s/>0,025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bujado en modo inmediato (glDrawElements)</text:p>
          </table:table-cell>
          <table:table-cell office:value-type="float" office:value="0.04" table:style-name="ce2">
            <text:p><text:s/>0,040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bujado en modo diferido (VBO)</text:p>
          </table:table-cell>
          <table:table-cell office:value-type="float" office:value="0.08" table:style-name="ce2">
            <text:p><text:s/>0,080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o de ColorArray para el color</text:p>
          </table:table-cell>
          <table:table-cell office:value-type="float" office:value="0.06" table:style-name="ce2">
            <text:p><text:s/>0,060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isualización modo puntos</text:p>
          </table:table-cell>
          <table:table-cell office:value-type="float" office:value="4.4999999999999998E-2" table:style-name="ce2">
            <text:p><text:s/>0,045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isualización modo alambre</text:p>
          </table:table-cell>
          <table:table-cell office:value-type="float" office:value="4.4999999999999998E-2" table:style-name="ce2">
            <text:p><text:s/>0,045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isualización modo sólido</text:p>
          </table:table-cell>
          <table:table-cell office:value-type="float" office:value="4.4999999999999998E-2" table:style-name="ce2">
            <text:p><text:s/>0,045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isualización modo ajedrez</text:p>
          </table:table-cell>
          <table:table-cell office:value-type="float" office:value="0.05" table:style-name="ce2">
            <text:p><text:s/>0,050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ULL_FACE habilitado</text:p>
          </table:table-cell>
          <table:table-cell office:value-type="float" office:value="0.05" table:style-name="ce2">
            <text:p><text:s/>0,050<text:s text:c="3"/></text:p>
          </table:table-cell>
          <table:table-cell office:value-type="string" table:style-name="ce1">
            <text:p>x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xtra: Visualización simultánea puntos + lineas + sólido (cualquier combinación de ellos)</text:p>
          </table:table-cell>
          <table:table-cell office:value-type="float" office:value="0.05" table:style-name="ce2">
            <text:p><text:s/>0,050<text:s text:c="3"/></text:p>
          </table:table-cell>
          <table:table-cell office:value-type="string" table:style-name="ce1">
            <text:p>x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os de la práctica 2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Carga y visualiza PLY (con clase propia)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ase ObjRevolucion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tructor de revolución a partir de perfil .ply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tructor de revolución a partir de vector de puntos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ción correcta de geometría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ción correcta de topología en el sentido del ejemplo</text:p>
          </table:table-cell>
          <table:table-cell office:value-type="float" office:value="7.0000000000000007E-2" table:style-name="ce2">
            <text:p><text:s/>0,07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ción correcta de topología en cualquier sentido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tección de existencia de tapas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structores con argumento para crear o no tapas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sualización opcional de tapas en tiempo de ejecución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arios objetos simultáneos en la escena</text:p>
          </table:table-cell>
          <table:table-cell office:value-type="float" office:value="0.08" table:style-name="ce2">
            <text:p><text:s/>0,08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ra: rotación de perfil en cualquier eje</text:p>
          </table:table-cell>
          <table:table-cell office:value-type="float" office:value="0.08" table:style-name="ce2">
            <text:p><text:s/>0,080<text:s text:c="3"/>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os de la práctica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Cálculo correcto de las normales en los vértices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ejes se siguen viendo en color plano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o de array de normales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ción correcta clase Luz (y subclases)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 al menos una luz direccional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 al menos una luz puntual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o de visualización sombreado suave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 al menos tres materiales distintos en la escena simultáneamente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os de la Práctica 4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Diseño manual del grafo del modelo jerárquico 0.25</text:p>
          </table:table-cell>
          <table:table-cell office:value-type="float" office:value="0.25" table:style-name="ce2">
            <text:p><text:s/>0,2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ructura de clases del modelo jerárquico 0.20</text:p>
          </table:table-cell>
          <table:table-cell office:value-type="float" office:value="0.2" table:style-name="ce2">
            <text:p><text:s/>0,2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 conservan los modos de visualización 0.10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vimiento paso a paso con teclado 3 grados de libertad (al menos una rotación y una traslación)</text:p>
          </table:table-cell>
          <table:table-cell office:value-type="float" office:value="0.2" table:style-name="ce2">
            <text:p><text:s/>0,2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imación automática de los 3 grados de libertad</text:p>
          </table:table-cell>
          <table:table-cell office:value-type="float" office:value="0.25" table:style-name="ce2">
            <text:p><text:s/>0,2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a: Aumento/Disminución de velocidad general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a: Aumento/Disminución de velocidad para cada grado por separado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os de la Práctica 5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Asignación correcta de coordenadas de texturas en cuadro</text:p>
          </table:table-cell>
          <table:table-cell office:value-type="float" office:value="0.2" table:style-name="ce2">
            <text:p><text:s/>0,2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sualización correcta al menos un objeto con la textura 0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imación de la luz puntual</text:p>
          </table:table-cell>
          <table:table-cell office:value-type="float" office:value="0.2" table:style-name="ce2">
            <text:p><text:s/>0,2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a: Hay en la escena un cilindro texturizado (p.ej. lata de refresco) y una esfera texturizada (p.ej. tierra)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os de la Práctica 6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Hay una clase cámara que almacena sus parámetros intrínsecos y extrínsecos</text:p>
          </table:table-cell>
          <table:table-cell office:value-type="float" office:value="0.2" table:style-name="ce2">
            <text:p><text:s/>0,2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 al menos tres cámaras en la escena (obligatorio: una ortográfica y una perspectiva)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ámara activa se mueve en torno al objeto seleccionado con el ratón</text:p>
          </table:table-cell>
          <table:table-cell office:value-type="float" office:value="0.25" table:style-name="ce2">
            <text:p><text:s/>0,2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 puede hacer zoom con cada cámara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 seleccionan objetos en la escena iluminada con materiales</text:p>
          </table:table-cell>
          <table:table-cell office:value-type="float" office:value="0.25" table:style-name="ce2">
            <text:p><text:s/>0,2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amara activa, sin objeto seleccionado, se mueve en primera persona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 cámaras conservan su estado al pasar de una a otra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a: Los objetos seleccionables se visualizan de forma especial</text:p>
          </table:table-cell>
          <table:table-cell office:value-type="float" office:value="0.12" table:style-name="ce2">
            <text:p><text:s/>0,120<text:s text:c="3"/></text:p>
          </table:table-cell>
          <table:table-cell table:number-columns-repeated="16382"/>
        </table:table-row>
        <table:table-row table:number-rows-repeated="104851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3" number:min-integer-digits="1" number:grouping="true"/>
      <number:text>   </number:text>
    </number:number-style>
    <number:number-style style:name="N36P1">
      <number:text>-</number:text>
      <number:number number:decimal-places="3" number:min-integer-digits="1" number:grouping="true"/>
      <number:text>   </number:text>
    </number:number-style>
    <number:number-style style:name="N36P2">
      <number:text>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  </number:text>
    </number:number-style>
    <number:number-style style:name="N37P1">
      <number:text>-</number:text>
      <number:number number:decimal-places="2" number:min-integer-digits="1" number:grouping="true"/>
      <number:text>   </number:text>
    </number:number-style>
    <number:number-style style:name="N37P2">
      <number:text>-</number:text>
      <number:number number:decimal-places="0" number:min-integer-digits="2">
        <number:embedded-text number:position="0">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37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meta:initial-creator>fjmel</meta:initial-creator>
    <dc:creator>Microsoft Office User</dc:creator>
    <meta:creation-date>2019-10-11T16:56:56Z</meta:creation-date>
    <dc:date>2020-10-18T19:39:30Z</dc:date>
    <meta:editing-cycles>3</meta:editing-cycles>
    <meta:editing-duration>PT359S</meta:editing-duration>
  </office:meta>
</office:document-meta>
</file>